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105e55"/>
    </style:style>
    <style:style style:name="P2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0efced" officeooo:paragraph-rsid="000efce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3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fo:language="en" fo:country="US" officeooo:rsid="000155ca" officeooo:paragraph-rsid="000155ca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0334a6" officeooo:paragraph-rsid="000efce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language="en" fo:country="US" officeooo:rsid="000155ca" officeooo:paragraph-rsid="000a47b7"/>
    </style:style>
    <style:style style:name="P6" style:family="paragraph" style:parent-style-name="Standard">
      <style:paragraph-properties fo:margin-top="0cm" fo:margin-bottom="0cm" loext:contextual-spacing="false"/>
      <style:text-properties style:font-name="Calibri" fo:font-size="11pt" fo:language="en" fo:country="US" officeooo:rsid="000efced" officeooo:paragraph-rsid="000efced" style:font-size-asian="11pt" style:font-size-complex="11pt"/>
    </style:style>
    <style:style style:name="T1" style:family="text">
      <style:text-properties officeooo:rsid="00232872"/>
    </style:style>
    <style:style style:name="T2" style:family="text">
      <style:text-properties fo:color="#ff0000" officeooo:rsid="00087b45"/>
    </style:style>
    <style:style style:name="T3" style:family="text">
      <style:text-properties fo:color="#ff0000" style:text-outline="false" style:text-line-through-style="none" style:text-line-through-typ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/>
    </style:style>
    <style:style style:name="T5" style:family="text">
      <style:text-properties fo:color="#0000ff" officeooo:rsid="000334a6"/>
    </style:style>
    <style:style style:name="T6" style:family="text">
      <style:text-properties fo:color="#999999" officeooo:rsid="0005f17c"/>
    </style:style>
    <style:style style:name="T7" style:family="text">
      <style:text-properties fo:color="#999999"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officeooo:rsid="000334a6"/>
    </style:style>
    <style:style style:name="T9" style:family="text">
      <style:text-properties officeooo:rsid="000a47b7"/>
    </style:style>
    <style:style style:name="T10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M5-2-Sample solution to Assignment 4</text:span>.vbs</text:p>
      <text:p text:style-name="P3"/>
      <text:p text:style-name="P2"><text:span text:style-name="T5">Dim</text:span><text:span text:style-name="T8"> multiplier, numbers(</text:span><text:span text:style-name="T2">5</text:span><text:span text:style-name="T8">)</text:span></text:p>
      <text:p text:style-name="P2"/>
      <text:p text:style-name="P4">Do</text:p>
      <text:p text:style-name="P2"><text:span text:style-name="T8"><text:s text:c="2"/>multiplier = InputBox(</text:span><text:span text:style-name="T6">"Please enter the multiplier:"</text:span><text:span text:style-name="T8">)</text:span></text:p>
      <text:p text:style-name="P2"><text:span text:style-name="T5">Loop</text:span><text:span text:style-name="T8"> </text:span><text:span text:style-name="T5">Until</text:span><text:span text:style-name="T8"> IsNumeric(multiplier)</text:span></text:p>
      <text:p text:style-name="P2"/>
      <text:p text:style-name="P2"><text:span text:style-name="T8">multiplier = </text:span><text:span text:style-name="T5">C</text:span><text:span text:style-name="T4">I</text:span><text:span text:style-name="T5">nt</text:span><text:span text:style-name="T8">(multiplier)</text:span></text:p>
      <text:p text:style-name="P2"/>
      <text:p text:style-name="P2"><text:span text:style-name="T5">For</text:span><text:span text:style-name="T8"> idx = </text:span><text:span text:style-name="T2">0</text:span><text:span text:style-name="T8"> </text:span><text:span text:style-name="T5">To</text:span><text:span text:style-name="T8"> </text:span><text:span text:style-name="T2">4</text:span></text:p>
      <text:p text:style-name="P2"><text:span text:style-name="T8"><text:s text:c="2"/>numbers(idx) = (idx + </text:span><text:span text:style-name="T2">1</text:span><text:span text:style-name="T8">) * multiplier</text:span></text:p>
      <text:p text:style-name="P4">Next</text:p>
      <text:p text:style-name="P2"/>
      <text:p text:style-name="P2"><text:span text:style-name="T8">MsgBox </text:span><text:span text:style-name="T6">"The first value is:"</text:span><text:span text:style-name="T8"> &amp; numbers(</text:span><text:span text:style-name="T2">0</text:span><text:span text:style-name="T8">)</text:span></text:p>
      <text:p text:style-name="P6"><text:span text:style-name="T10">MsgBox </text:span><text:span text:style-name="T7">"The last value is:"</text:span><text:span text:style-name="T10"> &amp; numbers(</text:span><text:span text:style-name="T3">4</text:span><text:span text:style-name="T1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05e55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45:48.384000000</dc:date>
    <meta:editing-duration>PT6M1S</meta:editing-duration>
    <meta:editing-cycles>17</meta:editing-cycles>
    <meta:generator>LibreOffice/5.1.2.2$Windows_x86 LibreOffice_project/d3bf12ecb743fc0d20e0be0c58ca359301eb705f</meta:generator>
    <meta:print-date>2015-06-04T13:42:08.203000000</meta:print-date>
    <meta:document-statistic meta:table-count="0" meta:image-count="1" meta:object-count="0" meta:page-count="1" meta:paragraph-count="13" meta:word-count="65" meta:character-count="481" meta:non-whitespace-character-count="377"/>
  </office:meta>
</office:document-meta>
</file>